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Ubuntu" fo:font-size="10pt" style:font-size-asian="10pt" style:font-size-complex="10pt"/>
    </style:style>
    <style:style style:name="P2" style:family="paragraph" style:parent-style-name="Standard" style:list-style-name="L1">
      <style:paragraph-properties fo:line-height="100%"/>
      <style:text-properties officeooo:paragraph-rsid="000be982"/>
    </style:style>
    <style:style style:name="P3" style:family="paragraph" style:parent-style-name="Standard">
      <style:paragraph-properties fo:line-height="100%"/>
      <style:text-properties fo:color="#000000" style:font-name="Ubuntu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fo:line-height="100%"/>
      <style:text-properties fo:color="#000000" style:font-name="Ubuntu" fo:font-size="12pt" fo:font-weight="bold" officeooo:rsid="000a1a8b" officeooo:paragraph-rsid="000a1a8b" fo:background-color="#fffff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fo:color="#000000" style:font-name="Ubuntu" fo:font-size="12pt" fo:font-weight="normal" officeooo:rsid="000ab8b6" officeooo:paragraph-rsid="000be982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color="#000000" style:font-name="Ubuntu" fo:font-size="12pt" fo:font-weight="normal" officeooo:rsid="000ab8b6" officeooo:paragraph-rsid="000ce599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color="#000000" style:font-name="Ubuntu" fo:font-size="16pt" fo:font-weight="bold" officeooo:rsid="000a1a8b" officeooo:paragraph-rsid="000a1a8b" fo:background-color="#ffffff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00%"/>
      <style:text-properties fo:color="#008000" style:font-name="Ubuntu" fo:font-size="10pt" fo:font-weight="normal" fo:background-color="#ffffff" style:font-size-asian="10pt" style:font-size-complex="10pt"/>
    </style:style>
    <style:style style:name="P9" style:family="paragraph" style:parent-style-name="Standard">
      <style:paragraph-properties fo:line-height="100%"/>
      <style:text-properties fo:color="#f739a0" style:font-name="Ubuntu" fo:font-size="22pt" fo:font-weight="bold" officeooo:rsid="000a1a8b" officeooo:paragraph-rsid="000a1a8b" fo:background-color="#ffffff" style:font-size-asian="22pt" style:font-weight-asian="bold" style:font-size-complex="22pt" style:font-weight-complex="bold"/>
    </style:style>
    <style:style style:name="P10" style:family="paragraph" style:parent-style-name="Standard">
      <style:paragraph-properties fo:line-height="100%"/>
      <style:text-properties fo:color="#f739a0" style:font-name="Ubuntu" fo:font-size="22pt" fo:font-weight="bold" officeooo:paragraph-rsid="000a1a8b" fo:background-color="#ffffff" style:font-size-asian="22pt" style:font-size-complex="22pt"/>
    </style:style>
    <style:style style:name="P11" style:family="paragraph" style:parent-style-name="Standard">
      <style:paragraph-properties fo:line-height="100%"/>
      <style:text-properties fo:color="#1a9bbb" style:font-name="Ubuntu" fo:font-size="16pt" fo:font-weight="bold" officeooo:rsid="000ab8b6" officeooo:paragraph-rsid="000ab8b6" fo:background-color="#fffff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/>
      <style:text-properties fo:color="#1a9bbb" style:font-name="Ubuntu" fo:font-size="16pt" fo:font-weight="bold" officeooo:rsid="000ce8cc" officeooo:paragraph-rsid="000ce8cc" fo:background-color="#ffffff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line-height="100%"/>
      <style:text-properties officeooo:rsid="000be982" officeooo:paragraph-rsid="000be982"/>
    </style:style>
    <style:style style:name="P14" style:family="paragraph" style:parent-style-name="Standard">
      <style:paragraph-properties fo:line-height="100%"/>
      <style:text-properties officeooo:rsid="000be982" officeooo:paragraph-rsid="000be982"/>
    </style:style>
    <style:style style:name="P15" style:family="paragraph" style:parent-style-name="Standard">
      <style:paragraph-properties fo:margin-left="0.4925in" fo:margin-right="0in" fo:line-height="100%" fo:text-indent="0in" style:auto-text-indent="false"/>
      <style:text-properties fo:color="#000000" style:font-name="Ubuntu" fo:font-size="10pt" fo:font-weight="normal" fo:background-color="#ffffff" style:font-size-asian="10pt" style:font-size-complex="10pt"/>
    </style:style>
    <style:style style:name="P16" style:family="paragraph" style:parent-style-name="Standard">
      <style:paragraph-properties fo:margin-left="0.4925in" fo:margin-right="0in" fo:line-height="100%" fo:text-indent="0in" style:auto-text-indent="false"/>
      <style:text-properties fo:color="#000000" style:font-name="Ubuntu" fo:font-size="12pt" fo:font-weight="normal" officeooo:paragraph-rsid="000ce8cc" fo:background-color="#ffffff" style:font-size-asian="12pt" style:font-size-complex="12pt"/>
    </style:style>
    <style:style style:name="P17" style:family="paragraph" style:parent-style-name="Standard">
      <style:paragraph-properties fo:margin-left="0.4925in" fo:margin-right="0in" fo:line-height="100%" fo:text-indent="0in" style:auto-text-indent="false"/>
      <style:text-properties style:font-name="Ubuntu" fo:font-size="10pt" style:font-size-asian="10pt" style:font-size-complex="10pt"/>
    </style:style>
    <style:style style:name="P18" style:family="paragraph" style:parent-style-name="Standard">
      <style:paragraph-properties fo:margin-left="0.4925in" fo:margin-right="0in" fo:line-height="100%" fo:text-indent="0in" style:auto-text-indent="false"/>
      <style:text-properties fo:color="#008000" style:font-name="Ubuntu" fo:font-size="10pt" fo:font-weight="normal" fo:background-color="#ffffff" style:font-size-asian="10pt" style:font-size-complex="10pt"/>
    </style:style>
    <style:style style:name="P19" style:family="paragraph" style:parent-style-name="Standard">
      <style:paragraph-properties fo:margin-left="0.9846in" fo:margin-right="0in" fo:line-height="100%" fo:text-indent="0in" style:auto-text-indent="false"/>
      <style:text-properties fo:color="#000000" style:font-name="Ubuntu" fo:font-size="12pt" fo:font-weight="normal" officeooo:paragraph-rsid="000ce8cc" fo:background-color="#ffffff" style:font-size-asian="12pt" style:font-size-complex="12pt"/>
    </style:style>
    <style:style style:name="P20" style:family="paragraph" style:parent-style-name="Standard">
      <style:paragraph-properties fo:margin-left="0.9846in" fo:margin-right="0in" fo:line-height="100%" fo:text-indent="0in" style:auto-text-indent="false"/>
      <style:text-properties fo:color="#000000" style:font-name="Ubuntu" fo:font-size="12pt" fo:font-weight="normal" officeooo:rsid="000ce8cc" officeooo:paragraph-rsid="000ce8cc" fo:background-color="#ffffff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00" style:font-name="Ubuntu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color="#000000" style:font-name="Ubuntu" fo:font-size="12pt" fo:font-weight="normal" officeooo:rsid="000be982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style:font-name="Ubuntu" fo:font-size="12pt" fo:font-weight="normal" officeooo:rsid="000ce599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a31515"/>
    </style:style>
    <style:style style:name="T8" style:family="text">
      <style:text-properties fo:color="#09885a"/>
    </style:style>
    <style:style style:name="T9" style:family="text">
      <style:text-properties officeooo:rsid="000a1a8b" style:font-weight-asian="bold" style:font-weight-complex="bold"/>
    </style:style>
    <style:style style:name="T10" style:family="text">
      <style:text-properties officeooo:rsid="000be982"/>
    </style:style>
    <style:style style:name="T11" style:family="text">
      <style:text-properties officeooo:rsid="000ce5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Structure Chart</text:span></text:p>
      <text:p text:style-name="P9"/>
      <text:p text:style-name="P9">Code Details</text:p>
      <text:p text:style-name="P4"/>
      <text:p text:style-name="P11">Scope</text:p>
      <text:p text:style-name="P11"/>
      <text:p text:style-name="P6">The objective of the program <text:span text:style-name="T10">volleyball.py</text:span> is to simulate volleyball games. <text:s/></text:p>
      <text:p text:style-name="P6"><text:span text:style-name="T11">Volleyball is a sport played between two teams that play in a contained area separated by a net (each team on different sides of the net). The game is played with a ball. A team starts the game serving the ball; if the serving team wins the rally they make a point and serve again; if the serving team loses the rally the opponent team will serve the ball the next turn. This process is repeated until a team reaches at least 15 points and is ahead by 2 points in comparison with the opponent team.</text:span></text:p>
      <text:p text:style-name="P6"/>
      <text:p text:style-name="P6"><text:span text:style-name="T11">The simulation creates a model of a certain number of games between teams with different skill levels. </text:span></text:p>
      <text:p text:style-name="P5"><text:span text:style-name="T10">Th program will prompt the user for:</text:span></text:p>
      <text:list xml:id="list2890518991" text:style-name="L1">
        <text:list-item>
          <text:p text:style-name="P2"><text:span text:style-name="T3">The probabilities (number from 0 to 1) of winning points on serving of two different teams.</text:span></text:p>
        </text:list-item>
        <text:list-item>
          <text:p text:style-name="P13"><text:span text:style-name="T2">The number of games to be simulated.</text:span></text:p>
        </text:list-item>
      </text:list>
      <text:p text:style-name="P14"><text:span text:style-name="T2">The program </text:span><text:span text:style-name="T4">prints the result of the number of games simulated with the total percentage of wins of each team (‘A’ and ‘B’).</text:span></text:p>
      <text:p text:style-name="P14"><text:span text:style-name="T2"/></text:p>
      <text:p text:style-name="P11">Top Level Design</text:p>
      <text:p text:style-name="P12"><text:span text:style-name="T5">The basic psedo code of the top level design of volleyball.py is the following:</text:span></text:p>
      <text:p text:style-name="P12"><text:span text:style-name="T5"><text:tab/>Print an Introduction</text:span></text:p>
      <text:p text:style-name="P12"><text:span text:style-name="T5"><text:tab/>Get the inputs: probA, probB, n</text:span></text:p>
      <text:p text:style-name="P12"><text:span text:style-name="T5"><text:tab/>Simulate n games of volleyball using probA and probB</text:span></text:p>
      <text:p text:style-name="P12"><text:span text:style-name="T5"><text:tab/>Print a report on the wins fro playerA and playerB</text:span></text:p>
      <text:p text:style-name="P12"><text:span text:style-name="T5">The code implementation of the top level design is the following:</text:span></text:p>
      <text:p text:style-name="P16"><text:span text:style-name="T1">def</text:span> main():</text:p>
      <text:p text:style-name="P19">printIntro()</text:p>
      <text:p text:style-name="P19">probA, probB, n = getInputs()</text:p>
      <text:p text:style-name="P19">winsA, winsB = simNGames(n, probA, probB)</text:p>
      <text:p text:style-name="P20"><text:span text:style-name="T6">printSummary(winsA, winsB)</text:span></text:p>
      <text:p text:style-name="P12"><text:span text:style-name="T5"/></text:p>
      <text:p text:style-name="P11">Second Level Design</text:p>
      <text:p text:style-name="P11">Third Level Design</text:p>
      <text:p text:style-name="P11">Summary</text:p>
      <text:p text:style-name="P7"/>
      <text:p text:style-name="P9">Source Code</text:p>
      <text:p text:style-name="P8"># Design and implement a simulation of the game of volleyball. Normal</text:p>
      <text:p text:style-name="P8"># volleyball is played like racquetball in that a team can only score points</text:p>
      <text:p text:style-name="P8"><text:soft-page-break/># when it is serving. Games are played to 15, but must be won by at least</text:p>
      <text:p text:style-name="P8"># two points.</text:p>
      <text:p text:style-name="P1"/>
      <text:p text:style-name="P8"># volleyball.py</text:p>
      <text:p text:style-name="P3"><text:span text:style-name="T1">from</text:span> random <text:span text:style-name="T1">import</text:span> random </text:p>
      <text:p text:style-name="P1"/>
      <text:p text:style-name="P3"><text:span text:style-name="T1">def</text:span> main():</text:p>
      <text:p text:style-name="P15">printIntro()</text:p>
      <text:p text:style-name="P15">probA, probB, n = getInputs()</text:p>
      <text:p text:style-name="P15">winsA, winsB = simNGames(n, probA, probB)</text:p>
      <text:p text:style-name="P15">printSummary(winsA, winsB)</text:p>
      <text:p text:style-name="P1"/>
      <text:p text:style-name="P3"><text:span text:style-name="T1">def</text:span> printIntro():</text:p>
      <text:p text:style-name="P15">print(<text:span text:style-name="T7">"This program simulates a game of volleyball between two"</text:span>)</text:p>
      <text:p text:style-name="P15">print(<text:span text:style-name="T7">'teams callded "A" and "B". The ability of each team is'</text:span>)</text:p>
      <text:p text:style-name="P15">print(<text:span text:style-name="T7">"indicated by a probability (a number between 0 and 1) that"</text:span>)</text:p>
      <text:p text:style-name="P15">print(<text:span text:style-name="T7">"has the first serve."</text:span>)</text:p>
      <text:p text:style-name="P17"/>
      <text:p text:style-name="P3"><text:span text:style-name="T1">def</text:span> getInputs():</text:p>
      <text:p text:style-name="P18"># Returns the tree simulation parameters</text:p>
      <text:p text:style-name="P15">a = float(input(<text:span text:style-name="T7">"What is the prob. team A wins a serve? "</text:span>))</text:p>
      <text:p text:style-name="P15">b = float(input(<text:span text:style-name="T7">"What is the prob. team B wins a serve? "</text:span>))</text:p>
      <text:p text:style-name="P15">n = int(input(<text:span text:style-name="T7">"How many games to simulate? "</text:span>))</text:p>
      <text:p text:style-name="P15"><text:span text:style-name="T1">return</text:span> a, b, n </text:p>
      <text:p text:style-name="P1"/>
      <text:p text:style-name="P3"><text:span text:style-name="T1">def</text:span> simNGames(n, probA, probB):</text:p>
      <text:p text:style-name="P18"># Simulates n games of volleyball between teams whose</text:p>
      <text:p text:style-name="P18"># abilities are represented by the probability of winnina a serve.</text:p>
      <text:p text:style-name="P18"># Returns number of wins for A and B</text:p>
      <text:p text:style-name="P15">winsA = winsB = <text:span text:style-name="T8">0</text:span></text:p>
      <text:p text:style-name="P15"><text:span text:style-name="T1">for</text:span> i <text:span text:style-name="T1">in</text:span> range(n):</text:p>
      <text:p text:style-name="P15">scoreA, scoreB = simOneGame(probA, probB)</text:p>
      <text:p text:style-name="P15"><text:span text:style-name="T1">if</text:span> scoreA &gt; scoreB:</text:p>
      <text:p text:style-name="P15">winsA = winsA + <text:span text:style-name="T8">1</text:span> </text:p>
      <text:p text:style-name="P15"><text:span text:style-name="T1">else</text:span>: </text:p>
      <text:p text:style-name="P15">winsB = winsB + <text:span text:style-name="T8">1</text:span> </text:p>
      <text:p text:style-name="P15"><text:span text:style-name="T1">return</text:span> winsA, winsB </text:p>
      <text:p text:style-name="P1"/>
      <text:p text:style-name="P3"><text:span text:style-name="T1">def</text:span> simOneGame(probA, probB):</text:p>
      <text:p text:style-name="P18"># Simulates a single game of volleyball between teams whose</text:p>
      <text:p text:style-name="P18"># abilities are represented by the probability of winning a serve.</text:p>
      <text:p text:style-name="P18"># Returns final scores for A and B</text:p>
      <text:p text:style-name="P15">serving = <text:span text:style-name="T7">'A'</text:span></text:p>
      <text:p text:style-name="P15">scoreA = <text:span text:style-name="T8">0</text:span></text:p>
      <text:p text:style-name="P15">scoreB = <text:span text:style-name="T8">0</text:span></text:p>
      <text:p text:style-name="P15"><text:span text:style-name="T1">while</text:span> <text:span text:style-name="T1">not</text:span> gameOver(scoreA, scoreB):</text:p>
      <text:p text:style-name="P15"><text:span text:style-name="T1">if</text:span> serving == <text:span text:style-name="T7">"A"</text:span>:</text:p>
      <text:p text:style-name="P15"><text:span text:style-name="T1">if</text:span> random() &lt; probA:</text:p>
      <text:p text:style-name="P15">scoreA = scoreA + <text:span text:style-name="T8">1</text:span></text:p>
      <text:p text:style-name="P15"><text:span text:style-name="T1">else</text:span>:</text:p>
      <text:p text:style-name="P15">serving = <text:span text:style-name="T7">"B"</text:span></text:p>
      <text:p text:style-name="P15"><text:span text:style-name="T1">else</text:span>:</text:p>
      <text:p text:style-name="P15"><text:span text:style-name="T1">if</text:span> random() &lt; probB:</text:p>
      <text:p text:style-name="P15">scoreB = scoreB + <text:span text:style-name="T8">1</text:span></text:p>
      <text:p text:style-name="P15"><text:span text:style-name="T1">else</text:span>:</text:p>
      <text:p text:style-name="P15">serving = <text:span text:style-name="T7">"A"</text:span></text:p>
      <text:p text:style-name="P15"><text:span text:style-name="T1">return</text:span> scoreA, scoreB </text:p>
      <text:p text:style-name="P1"/>
      <text:p text:style-name="P3"><text:span text:style-name="T1">def</text:span> gameOver(a, b):</text:p>
      <text:p text:style-name="P18"><text:soft-page-break/># a and b represent scores for a volleyball game</text:p>
      <text:p text:style-name="P18"># Returns True if the game is over, False otherwise.</text:p>
      <text:p text:style-name="P15"><text:span text:style-name="T1">return</text:span> (a &gt;= <text:span text:style-name="T8">15</text:span> <text:span text:style-name="T1">and</text:span> <text:span text:style-name="T8">2</text:span> &lt;= a-b) <text:span text:style-name="T1">or</text:span> (b &gt;= <text:span text:style-name="T8">15</text:span> <text:span text:style-name="T1">and</text:span> <text:span text:style-name="T8">2</text:span> &lt;= b-a)</text:p>
      <text:p text:style-name="P1"/>
      <text:p text:style-name="P3"><text:span text:style-name="T1">def</text:span> printSummary(winsA, winsB):</text:p>
      <text:p text:style-name="P18"># Prints a summary of wins for each player.</text:p>
      <text:p text:style-name="P15">n = winsA + winsB</text:p>
      <text:p text:style-name="P15">print(<text:span text:style-name="T7">"\nGames simulated:"</text:span>, n)</text:p>
      <text:p text:style-name="P15">print(<text:span text:style-name="T7">"Wins for A: {0} ({1</text:span><text:span text:style-name="T1">:0.1%</text:span><text:span text:style-name="T7">})"</text:span>.format(winsA, winsA/n))</text:p>
      <text:p text:style-name="P15">print(<text:span text:style-name="T7">"Wins for B: {0} ({1</text:span><text:span text:style-name="T1">:0.1%</text:span><text:span text:style-name="T7">})"</text:span>.format(winsB, winsB/n))</text:p>
      <text:p text:style-name="P1"/>
      <text:p text:style-name="P3"><text:span text:style-name="T1">if</text:span> __name__ == <text:span text:style-name="T7">'__main__'</text:span>: main(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8:37.673790326</meta:creation-date>
    <dc:date>2019-04-27T22:05:38.563234362</dc:date>
    <meta:editing-duration>PT6M19S</meta:editing-duration>
    <meta:editing-cycles>1</meta:editing-cycles>
    <meta:document-statistic meta:table-count="0" meta:image-count="0" meta:object-count="0" meta:page-count="3" meta:paragraph-count="90" meta:word-count="634" meta:character-count="3559" meta:non-whitespace-character-count="3003"/>
    <meta:generator>LibreOffice/6.2.2.2$Linux_X86_64 LibreOffice_project/20$Build-2</meta:generator>
  </office:meta>
</office:document-meta>
</file>